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6df73b" officeooo:paragraph-rsid="000e7c9d" style:font-size-asian="12pt" style:font-style-asian="normal" style:font-size-complex="12pt" style:font-style-complex="normal"/>
    </style:style>
    <style:style style:name="P2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662dc9" officeooo:paragraph-rsid="000e7c9d" style:font-size-asian="12pt" style:font-style-asian="normal" style:font-size-complex="12pt" style:font-style-complex="normal"/>
    </style:style>
    <style:style style:name="P3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1185596" officeooo:paragraph-rsid="000e7c9d" style:font-size-asian="12pt" style:font-style-asian="normal" style:font-size-complex="12pt" style:font-style-complex="normal"/>
    </style:style>
    <style:style style:name="P4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66c4c5" officeooo:paragraph-rsid="000e7c9d" style:font-size-asian="12pt" style:font-style-asian="normal" style:font-size-complex="12pt" style:font-style-complex="normal"/>
    </style:style>
    <style:style style:name="P5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68b8db" officeooo:paragraph-rsid="000e7c9d" style:font-size-asian="12pt" style:font-style-asian="normal" style:font-size-complex="12pt" style:font-style-complex="normal"/>
    </style:style>
    <style:style style:name="P6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69bb2f" officeooo:paragraph-rsid="000e7c9d" style:font-size-asian="12pt" style:font-style-asian="normal" style:font-size-complex="12pt" style:font-style-complex="normal"/>
    </style:style>
    <style:style style:name="P7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6b21ea" officeooo:paragraph-rsid="000e7c9d" style:font-size-asian="12pt" style:font-style-asian="normal" style:font-size-complex="12pt" style:font-style-complex="normal"/>
    </style:style>
    <style:style style:name="P8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6cccfe" officeooo:paragraph-rsid="000e7c9d" style:font-size-asian="12pt" style:font-style-asian="normal" style:font-size-complex="12pt" style:font-style-complex="normal"/>
    </style:style>
    <style:style style:name="P9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normal" officeooo:rsid="0064a7fe" officeooo:paragraph-rsid="000e7c9d" style:font-size-asian="12pt" style:font-style-asian="italic" style:font-size-complex="12pt" style:font-style-complex="italic"/>
    </style:style>
    <style:style style:name="P10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normal" officeooo:rsid="0068b8db" officeooo:paragraph-rsid="000e7c9d" style:font-size-asian="12pt" style:font-style-asian="italic" style:font-size-complex="12pt" style:font-style-complex="italic"/>
    </style:style>
    <style:style style:name="P11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normal" officeooo:rsid="0069bb2f" officeooo:paragraph-rsid="000e7c9d" style:font-size-asian="12pt" style:font-style-asian="italic" style:font-size-complex="12pt" style:font-style-complex="italic"/>
    </style:style>
    <style:style style:name="P12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normal" officeooo:rsid="006cccfe" officeooo:paragraph-rsid="000e7c9d" style:font-size-asian="12pt" style:font-style-asian="italic" style:font-size-complex="12pt" style:font-style-complex="italic"/>
    </style:style>
    <style:style style:name="P13" style:family="paragraph" style:parent-style-name="Heading_20_2">
      <style:paragraph-properties fo:text-align="center" style:justify-single-word="false"/>
      <style:text-properties fo:font-variant="normal" fo:text-transform="none" fo:color="#252525" style:font-name="Liberation Serif" fo:font-size="12pt" fo:letter-spacing="normal" fo:font-style="italic" fo:font-weight="normal" officeooo:rsid="0064a7fe" officeooo:paragraph-rsid="000e7c9d" style:font-size-asian="12pt" style:font-style-asian="italic" style:font-size-complex="12pt" style:font-style-complex="italic"/>
    </style:style>
    <style:style style:name="T1" style:family="text">
      <style:text-properties officeooo:rsid="01185596"/>
    </style:style>
    <style:style style:name="T2" style:family="text">
      <style:text-properties officeooo:rsid="014573eb"/>
    </style:style>
    <style:style style:name="T3" style:family="text">
      <style:text-properties officeooo:rsid="032a831d"/>
    </style:style>
    <style:style style:name="T4" style:family="text">
      <style:text-properties officeooo:rsid="0066c4c5"/>
    </style:style>
    <style:style style:name="T5" style:family="text">
      <style:text-properties officeooo:rsid="0068b8db"/>
    </style:style>
    <style:style style:name="T6" style:family="text">
      <style:text-properties officeooo:rsid="00712cb3"/>
    </style:style>
    <style:style style:name="T7" style:family="text">
      <style:text-properties officeooo:rsid="00693915"/>
    </style:style>
    <style:style style:name="T8" style:family="text">
      <style:text-properties officeooo:rsid="0069bb2f"/>
    </style:style>
    <style:style style:name="T9" style:family="text">
      <style:text-properties officeooo:rsid="0145d3e3"/>
    </style:style>
    <style:style style:name="T10" style:family="text">
      <style:text-properties officeooo:rsid="011a1987"/>
    </style:style>
    <style:style style:name="T1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/>
      <text:p text:style-name="P9"/>
      <text:p text:style-name="P2">Ольга, Конотоп, завод, танцы — кажутся чем-то нереальным; из другой далёкой жизни.</text:p>
      <text:p text:style-name="P2">От неё приходят письма.</text:p>
      <text:p text:style-name="P2">«...а вечерами смотрю как девушки с парнями своими идут гулять а я всё одна и так обидно аж плачу...» </text:p>
      <text:p text:style-name="P2">Мама тоже письма пишет; брат с сестрой прислали по паре штук.</text:p>
      <text:p text:style-name="P2">Во внутреннем кармане на груди у меня уже плотненькая пачка их писем.</text:p>
      <text:p text:style-name="P2">Я не знаю что писать в ответ.</text:p>
      <text:p text:style-name="P2">«Здравствуй, получил твоё письмо, за которое большое спасибо...»</text:p>
      <text:p text:style-name="P2">А дальше?</text:p>
      <text:p text:style-name="P2">«... отслужу, как надо, и — вернусь...»?</text:p>
      <text:p text:style-name="P2">Ничего в голову не лезет, уже и думаю только матом.</text:p>
      <text:p text:style-name="P2">Вроде, близкие люди — роднее не бывает, а какая-то во мне отстранённость.</text:p>
      <text:p text:style-name="P2"/>
      <text:p text:style-name="P3">Отстранённость?</text:p>
      <text:p text:style-name="P3"/>
      <text:p text:style-name="P2"><text:span text:style-name="T1">Ну, примерно, к</text:span>ак в тот раз, когда мы уже сидели в кузове грузовика под девятиэтажкой и дожидались кого-то из переодевающихся каменщиков.</text:p>
      <text:p text:style-name="P2">Один из старослужащих начал доставать Мишу Хмельницкого, за то, что тот хохол. </text:p>
      <text:p text:style-name="P2">Миша, пряча глаза, бормотал, что никакой он не хохол, просто фамилия такая.</text:p>
      <text:p text:style-name="P2">Мы все сидели молча.</text:p>
      <text:p text:style-name="P2">Старослужащий начал смеяться — что за призыв такой с Украины — ни одного хохла?!</text:p>
      <text:p text:style-name="P2">- Ладно, я — хохол, ну, и что?</text:p>
      <text:p text:style-name="P2">Только когда эти слова каким-то странным эхом вернулись в кузов от белеющей сквозь сумерки кирпичной стены, мне дошло, что <text:s/><text:span text:style-name="T2">это </text:span>я сказал это.</text:p>
      <text:p text:style-name="P2">Странно <text:span text:style-name="T3">у</text:span>слышать себя со стороны, <text:span text:style-name="T4">если не ожидаешь. Какая-то самоотстранённость.</text:span></text:p>
      <text:p text:style-name="P4">Старослужащий заткнулся. И действительно — что дальше-то?</text:p>
      <text:p text:style-name="P4"/>
      <text:p text:style-name="P4">Позднее Миша Хмельницкий открылся мне, что он тоже женат и сверх того поделился интимными подробностями — ему всегда было охота в конце полового акта ещё и помочиться туда же, для <text:span text:style-name="T2">хохмы</text:span>, но никак не выходит.</text:p>
      <text:p text:style-name="P4">Я мысленно от души порадовался, что процесс эволюции хомо сапиенса предусмотрел анатомический механизм препятствующий шуткам таких вот <text:span text:style-name="T2">пизданýтых хохмачей</text:span>.</text:p>
      <text:p text:style-name="P4"/>
      <text:p text:style-name="P4">Конечно, мои товарищи по службе не знали таких слов как «эволюция», или «хомо», зато могли пересказать по памяти части статей из книги Уголовного Кодекса.</text:p>
      <text:p text:style-name="P4">- А ты по какой ходил?</text:p>
      <text:p text:style-name="P4">- Статья шестьсот семнадцатая, часть вторая с отягчающими обстоятельствами.</text:p>
      <text:p text:style-name="P4">- Чё пиздишь? Такой статьи нету.</text:p>
      <text:p text:style-name="P4">- Недавно ввели — за людоедство.</text:p>
      <text:p text:style-name="P4"/>
      <text:p text:style-name="P4">Оказалось, что татуировка не просто украшение, а изотерические письмена для посвящённых — за что сел и какой достиг степени в лагерном табеле о рангах. <text:s/></text:p>
      <text:p text:style-name="P4">А кто загремит по полной, те у себя на лбу делают наколку «раб СССР».</text:p>
      <text:p text:style-name="P4">Опять-таки, не все одинаковы.</text:p>
      <text:p text:style-name="P4">У одного <text:span text:style-name="T1">после зоны </text:span>всего три слова на плече, неброским скромным шрифтом — «in vino veritas», с такой татуировкой можно и за доктора философии сойти. </text:p>
      <text:p text:style-name="P4">Латинист, <text:span text:style-name="T5">ебёна вошь.</text:span></text:p>
      <text:p text:style-name="P5">Имеются и свои табу. За татуировку не по чину — жестокая расправа. И со словом «вафли» тоже надо поосторожнее.</text:p>
      <text:p text:style-name="P5"><text:soft-page-break/>Алимоша после той получки зашёл в магазинчик напротив проходной и, показав пальцем на пачку вафлей, сказал продавщице:</text:p>
      <text:p text:style-name="P5">- А дайте мне ото печенье в клеточку.</text:p>
      <text:p text:style-name="P5">Но его это не спасло.</text:p>
      <text:p text:style-name="P5">- Чё, Алимоша, на вафли потянуло?</text:p>
      <text:p text:style-name="P5">- Да, пошёл ты...</text:p>
      <text:p text:style-name="P5"/>
      <text:p text:style-name="P10"><text:span text:style-name="T1">(...а</text:span> как не восхититься, <text:span text:style-name="T6">не прийти в умиление от незатейливо безыскусных, но таких поэтично</text:span> задорны<text:span text:style-name="T6">х</text:span> <text:s/>дуэл<text:span text:style-name="T6">ей</text:span> из <text:span text:style-name="T7">пересмешливых </text:span>лагерных двустиший?</text:p>
      <text:p text:style-name="P10"/>
      <text:p text:style-name="P10"><text:tab/><text:tab/><text:tab/>- Я ебал тебя в лесу,</text:p>
      <text:p text:style-name="P10"><text:tab/><text:tab/><text:tab/> <text:s/>Хочешь — справку принесу?.. </text:p>
      <text:p text:style-name="P10"/>
      <text:p text:style-name="P10"><text:tab/><text:tab/><text:tab/>- Я ебал тебя на пне — <text:s/></text:p>
      <text:p text:style-name="P10"><text:tab/><text:tab/><text:tab/> <text:s/>Вот и справочка при мне!..</text:p>
      <text:p text:style-name="P10"/>
      <text:p text:style-name="P10"><text:tab/><text:tab/><text:tab/>- Я ебал тебя в малине </text:p>
      <text:p text:style-name="P10"><text:tab/><text:tab/><text:tab/> <text:s/>Вместе с справками твоими!.. </text:p>
      <text:p text:style-name="P10"/>
      <text:p text:style-name="P10">И победная завершающая точка:</text:p>
      <text:p text:style-name="P10"/>
      <text:p text:style-name="P10"><text:tab/><text:tab/><text:tab/>- Нечем крыть? Нет туза? </text:p>
      <text:p text:style-name="P10"><text:tab/><text:tab/><text:tab/> <text:s/>На, вот — хуй, протри глаза!..<text:span text:style-name="T1">)</text:span></text:p>
      <text:p text:style-name="P11"/>
      <text:p text:style-name="P6">Кроме игры слов случаются и практические шутки.</text:p>
      <text:p text:style-name="P6">После обеда, стоя у проходной, ожидаем свой грузовик. </text:p>
      <text:p text:style-name="P6">Саша Хворостюк и Витя Стреляный накануне вечером побрили головы лезвием, теперь выделяются нежно-белой кожей над загаром лиц.</text:p>
      <text:p text:style-name="P6">- А вот, если <text:s/>мне на темени зарубку сделать — стану я на хуй похожим?- спрашивает меня Витя.</text:p>
      <text:p text:style-name="P4">- <text:span text:style-name="T8">Витёк, ты и без зарубки похож.</text:span></text:p>
      <text:p text:style-name="P4">- <text:span text:style-name="T8">Будь другом, возьми меня за уши — сдрочи.</text:span></text:p>
      <text:p text:style-name="P6">Разве другу откажешь? Стиснув его уши, дёргаю вверх-вниз.</text:p>
      <text:p text:style-name="P6">- Тьфу-тьфу-тьфу...</text:p>
      <text:p text:style-name="P6">Я не понял — белая слюна мелких плевков падает на грудь моей гимнастёрки...</text:p>
      <text:p text:style-name="P6">- Это я кончил,- поясняет он.</text:p>
      <text:p text:style-name="P6">Перед проходной тормозит грузовик, привёз отделение штукатуров, <text:s/>днепропетровски<text:span text:style-name="T3">е</text:span>. Они заходят в раскрытые ворота. </text:p>
      <text:p text:style-name="P6">Из проходной выскакивают пятеро «черпаков» и всей <text:span text:style-name="T2">кодлой</text:span> накидываются на здорового, как бугай, солдата нашего призыва. </text:p>
      <text:p text:style-name="P6">Нет, отмахался, только пилотку сбили. </text:p>
      <text:p text:style-name="P6">Это внутренние разборки третьей роты. </text:p>
      <text:p text:style-name="P6">Водитель грузовика сигналит нам, чтоб лезли <text:span text:style-name="T2">уже</text:span> в кузов.</text:p>
      <text:p text:style-name="P6"/>
      <text:p text:style-name="P7">Девятиэтажку кладут и ночью, под гирляндой из электролампочек <text:span text:style-name="T3">подвешенной </text:span>над <text:span text:style-name="T2">кладкой</text:span>.</text:p>
      <text:p text:style-name="P7">Из нашего призыва в ночной смене двое — долговязый солдат, который на гражданке работал каменщиком, да я.</text:p>
      <text:p text:style-name="P7">Ему дали мастерок и он тоже <text:span text:style-name="T2">ложит кирпичи</text:span>, а я лопатой подношу раствор из железного ящика на стену. Ночи тут холодные и мы поодевали затасканные бушлаты и фуфайки неизвестно <text:span text:style-name="T9">после кого</text:span>.</text:p>
      <text:p text:style-name="P7">В темноте за стеной вырисовывается кабинка башенного крана, а в ней неясное лицо кранового.</text:p>
      <text:p text:style-name="P7"><text:soft-page-break/>Каменщики уговаривают его поднять наверх питьевой воды в чайнике, но тому лень спускаться по длинной лесенке внутри башни, а внизу никого нет, чтобы наполнил чайник из <text:s text:c="2"/>трубы водопровода рядом с растворной площадкой.</text:p>
      <text:p text:style-name="P7">Наконец, один из каменщиков становится на два из четырёх крючков «паука» — связки из стальных тросов — которыми цепляют растворные ящики и поддоны с кирпичом. Руками он хватается за те же тросы. </text:p>
      <text:p text:style-name="P7">Крановой врубает свою махину, подымает и разворачивает стрелу крана и несё<text:span text:style-name="T1">т</text:span> стоящую на крюках фигуру далеко вниз, где горит одинокая лампочка растворной площадки.</text:p>
      <text:p text:style-name="P7">Какая техника безопасности? <text:span text:style-name="T9">В королевских войсках всё по понятиям.</text:span></text:p>
      <text:p text:style-name="P7">Снизу крановой подымает поддон кирпича, а на нём чайник.</text:p>
      <text:p text:style-name="P7">Поддон приняли на линию между каменщиками и скомандовали крановому отвести стрелу. </text:p>
      <text:p text:style-name="P8">Один из крюков «паука» подцепил «молодого» каменщика за ремень на спине бушлата и поднял в воздух.</text:p>
      <text:p text:style-name="P8">Вознесение не слишком высокое — на метр, не более, потому что сразу поднялся свист и крики «майна».</text:p>
      <text:p text:style-name="P8">Крановой исполнил команду и всё обошлось, но каково было бедняге в те несколько секунд, когда он висел в воздухе, болтая длинными ногами и кричал «<text:span text:style-name="T9">х</text:span>арэ! <text:span text:style-name="T9">х</text:span>арэ!»?</text:p>
      <text:p text:style-name="P8"/>
      <text:p text:style-name="P12"><text:span text:style-name="T10">(...это</text:span> означает «хор<text:span text:style-name="T10">ó</text:span>ш вам баловаться!», хотя, возможно, <text:span text:style-name="T9">так получилось само собой,</text:span> случайно, потому что «старики» тоже кричали крановому «майна! <text:span text:style-name="T10">в</text:span>низ!»...<text:span text:style-name="T10">)</text:span></text:p>
      <text:p text:style-name="P8"><text:s/></text:p>
      <text:p text:style-name="P8">Потом бригадир каменщиков отошёл на дальний угол возводимой секции, встал на краю кладки и помочился вниз, на далёкие останки лесополосы, дугообразной струёй <text:span text:style-name="T9">с</text:span> пунктирны<text:span text:style-name="T9">ми</text:span> отблеска<text:span text:style-name="T9">ми</text:span> от гирлянды электролампочек.</text:p>
      <text:p text:style-name="P8"/>
      <text:p text:style-name="P12"><text:tab/><text:tab/><text:tab/>Нету лучшей красоты,</text:p>
      <text:p text:style-name="P8"><text:span text:style-name="T11"><text:tab/><text:tab/><text:tab/>Чем поссать с высоты..</text:span>.</text:p>
      <text:p text:style-name="P8"/>
      <text:p text:style-name="P8">Он спрыгнул с угла и вернулся на линию — продолжать кладку.</text:p>
      <text:p text:style-name="P8">Но не всегда всё обходилось...</text:p>
      <text:p text:style-name="P8">Двое солдат схватились, шутя, бороться над шахтой лифта. </text:p>
      <text:p text:style-name="P8">Вернее, тот, что поздоровей схватил того, что помельче — у здоровяков, обычно, настроение более шутливое.</text:p>
      <text:p text:style-name="P8">Ну, и свалились оба в шахту.</text:p>
      <text:p text:style-name="P8">Благодаря закону ускорения тел в свободном падении, здоровяк первым достиг дна шахты и всмятку расшибся на куче строительного мусора.</text:p>
      <text:p text:style-name="P8">Мелкий долетел вторым — на подстилку из бывшего шутника — и отделался тяжёлыми переломами. Но его не комиссовали, дослуживал до своего дембеля сторожем на различных объектах.</text:p>
      <text:p text:style-name="P1">Раз в месяц на утреннем разводе нам зачитывали приказы о тех, или иных летальных исходах вследствие злостного нарушения правил техники безопасности в военно-строительных отрядах бакинского округа ПВО, в подчинение которому входил и наш стройба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09:21:09.423875691</meta:creation-date>
    <dc:date>2017-03-02T09:21:15.047412455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90" meta:word-count="1061" meta:character-count="6958" meta:non-whitespace-character-count="5896"/>
    <meta:generator>LibreOffice/4.3.3.2$Linux_x86 LibreOffice_project/430m0$Build-2</meta:generator>
  </office:meta>
</office:document-meta>
</file>